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current Programming With Groovy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modern-dsls" xlink:type="simple">https://github.com/dwclark/modern-dsls</text:a>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11-19T17:07:05.172670252</meta:creation-date>
    <meta:editing-duration>PT2M37S</meta:editing-duration>
    <meta:editing-cycles>2</meta:editing-cycles>
    <dc:date>2016-11-19T17:09:24.144154093</dc:date>
    <dc:creator>David Clark</dc:creator>
    <meta:document-statistic meta:object-count="25"/>
    <meta:generator>LibreOffice/5.1.4.2$Linux_X86_64 LibreOffice_project/10m0$Build-2</meta:generator>
  </office:meta>
</office:document-meta>
</file>